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378d" officeooo:paragraph-rsid="0008378d"/>
    </style:style>
    <style:style style:name="P2" style:family="paragraph" style:parent-style-name="Standard">
      <style:text-properties officeooo:rsid="000b61f9" officeooo:paragraph-rsid="000b61f9"/>
    </style:style>
    <style:style style:name="P3" style:family="paragraph" style:parent-style-name="Standard" style:list-style-name="L1">
      <style:text-properties officeooo:rsid="000b61f9" officeooo:paragraph-rsid="000b61f9"/>
    </style:style>
    <style:style style:name="P4" style:family="paragraph" style:parent-style-name="Standard" style:list-style-name="L1">
      <style:text-properties officeooo:rsid="000b61f9" officeooo:paragraph-rsid="000c9c1c"/>
    </style:style>
    <style:style style:name="P5" style:family="paragraph" style:parent-style-name="Standard" style:list-style-name="L1">
      <style:text-properties officeooo:rsid="000b61f9" officeooo:paragraph-rsid="000d8159"/>
    </style:style>
    <style:style style:name="P6" style:family="paragraph" style:parent-style-name="Standard" style:list-style-name="L1">
      <style:text-properties officeooo:rsid="000b61f9" officeooo:paragraph-rsid="000e9bc8"/>
    </style:style>
    <style:style style:name="P7" style:family="paragraph" style:parent-style-name="Standard" style:list-style-name="L1">
      <style:text-properties officeooo:rsid="000d8159" officeooo:paragraph-rsid="000d8159"/>
    </style:style>
    <style:style style:name="P8" style:family="paragraph" style:parent-style-name="Standard" style:list-style-name="L1">
      <style:text-properties officeooo:rsid="000d8159" officeooo:paragraph-rsid="0010593f"/>
    </style:style>
    <style:style style:name="P9" style:family="paragraph" style:parent-style-name="Standard" style:list-style-name="L1">
      <style:text-properties officeooo:rsid="000d8159" officeooo:paragraph-rsid="00120118"/>
    </style:style>
    <style:style style:name="P10" style:family="paragraph" style:parent-style-name="Standard" style:list-style-name="L1">
      <style:text-properties officeooo:rsid="000d8159" officeooo:paragraph-rsid="0012f46d"/>
    </style:style>
    <style:style style:name="P11" style:family="paragraph" style:parent-style-name="Standard" style:list-style-name="L1">
      <style:text-properties officeooo:paragraph-rsid="0012f46d"/>
    </style:style>
    <style:style style:name="P12" style:family="paragraph" style:parent-style-name="Standard" style:list-style-name="L1">
      <style:text-properties officeooo:rsid="000e9bc8" officeooo:paragraph-rsid="000e9bc8"/>
    </style:style>
    <style:style style:name="P13" style:family="paragraph" style:parent-style-name="Standard" style:list-style-name="L1">
      <style:text-properties officeooo:rsid="000e9bc8" officeooo:paragraph-rsid="0010593f"/>
    </style:style>
    <style:style style:name="P14" style:family="paragraph" style:parent-style-name="Standard" style:list-style-name="L1">
      <style:text-properties officeooo:rsid="000e9bc8" officeooo:paragraph-rsid="00120118"/>
    </style:style>
    <style:style style:name="P15" style:family="paragraph" style:parent-style-name="Standard">
      <style:text-properties officeooo:rsid="000e9bc8" officeooo:paragraph-rsid="000e9bc8"/>
    </style:style>
    <style:style style:name="P16" style:family="paragraph" style:parent-style-name="Standard">
      <style:text-properties officeooo:rsid="000e9bc8" officeooo:paragraph-rsid="0010593f"/>
    </style:style>
    <style:style style:name="P17" style:family="paragraph" style:parent-style-name="Standard" style:list-style-name="L1">
      <style:text-properties officeooo:rsid="0010593f" officeooo:paragraph-rsid="0010593f"/>
    </style:style>
    <style:style style:name="P18" style:family="paragraph" style:parent-style-name="Standard" style:list-style-name="L1">
      <style:text-properties officeooo:rsid="00120118" officeooo:paragraph-rsid="00120118"/>
    </style:style>
    <style:style style:name="P19" style:family="paragraph" style:parent-style-name="Standard">
      <style:text-properties officeooo:rsid="00120118" officeooo:paragraph-rsid="00120118"/>
    </style:style>
    <style:style style:name="P20" style:family="paragraph" style:parent-style-name="Standard">
      <style:text-properties officeooo:rsid="00120118" officeooo:paragraph-rsid="0012f46d"/>
    </style:style>
    <style:style style:name="P21" style:family="paragraph" style:parent-style-name="Standard" style:list-style-name="L1">
      <style:text-properties officeooo:rsid="0012f46d" officeooo:paragraph-rsid="0012f46d"/>
    </style:style>
    <style:style style:name="P22" style:family="paragraph" style:parent-style-name="Standard">
      <style:text-properties officeooo:rsid="0012f46d" officeooo:paragraph-rsid="0012f46d"/>
    </style:style>
    <style:style style:name="P23" style:family="paragraph" style:parent-style-name="Standard" style:list-style-name="L1">
      <style:text-properties officeooo:rsid="0013aeb1" officeooo:paragraph-rsid="0013aeb1"/>
    </style:style>
    <style:style style:name="P24" style:family="paragraph" style:parent-style-name="Standard">
      <style:text-properties officeooo:rsid="0013aeb1" officeooo:paragraph-rsid="0013aeb1"/>
    </style:style>
    <style:style style:name="T1" style:family="text">
      <style:text-properties officeooo:rsid="000b61f9"/>
    </style:style>
    <style:style style:name="T2" style:family="text">
      <style:text-properties officeooo:rsid="000c9c1c"/>
    </style:style>
    <style:style style:name="T3" style:family="text">
      <style:text-properties fo:color="#c9211e"/>
    </style:style>
    <style:style style:name="T4" style:family="text">
      <style:text-properties fo:color="#c9211e" officeooo:rsid="000c9c1c"/>
    </style:style>
    <style:style style:name="T5" style:family="text">
      <style:text-properties fo:color="#c9211e" officeooo:rsid="000d8159"/>
    </style:style>
    <style:style style:name="T6" style:family="text">
      <style:text-properties fo:color="#000000"/>
    </style:style>
    <style:style style:name="T7" style:family="text">
      <style:text-properties fo:color="#000000" officeooo:rsid="000c9c1c"/>
    </style:style>
    <style:style style:name="T8" style:family="text">
      <style:text-properties fo:color="#000000" officeooo:rsid="000d8159"/>
    </style:style>
    <style:style style:name="T9" style:family="text">
      <style:text-properties fo:color="#000000" officeooo:rsid="000e9bc8"/>
    </style:style>
    <style:style style:name="T10" style:family="text">
      <style:text-properties officeooo:rsid="000e9bc8"/>
    </style:style>
    <style:style style:name="T11" style:family="text">
      <style:text-properties officeooo:rsid="0010593f"/>
    </style:style>
    <style:style style:name="T12" style:family="text">
      <style:text-properties officeooo:rsid="00120118"/>
    </style:style>
    <style:style style:name="T13" style:family="text">
      <style:text-properties officeooo:rsid="0012f4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ère partie : </text:span>Synthèse référencé<text:span text:style-name="T1">e</text:span> <text:span text:style-name="T1">sur le développement durable.</text:span></text:p>
      <text:p text:style-name="P1"/>
      <text:list xml:id="list3588566193" text:style-name="L1">
        <text:list-item>
          <text:p text:style-name="P3"><text:span text:style-name="T2">1-</text:span>Pauvreté</text:p>
        </text:list-item>
        <text:list-item>
          <text:p text:style-name="P4"><text:span text:style-name="T3">2-Faim zéro<text:line-break/></text:span><text:span text:style-name="T4">Objectif : Eliminer la faim, assurer la sécurité alimentaire, améliorer la nutrition et promouvoir l’agriculture durable<text:line-break/><text:line-break/><text:line-break/></text:span></text:p>
        </text:list-item>
        <text:list-item>
          <text:p text:style-name="P4"><text:span text:style-name="T7">17. Partenariats pour la réalisation des objects<text:line-break/>Objectif 17 : Renforcer les moyens de mettre en œuvre le Partenariat mondial pour le développement et le revitaliser.</text:span></text:p>
          <text:p text:style-name="P6"><text:span text:style-name="T9"/></text:p>
          <text:list>
            <text:list-item>
              <text:p text:style-name="P12"><text:span text:style-name="T6">Finances</text:span></text:p>
            </text:list-item>
            <text:list-item>
              <text:p text:style-name="P12"><text:span text:style-name="T6">Technologie</text:span></text:p>
            </text:list-item>
            <text:list-item>
              <text:p text:style-name="P12"><text:span text:style-name="T6">Renforcement des capacités</text:span></text:p>
            </text:list-item>
            <text:list-item>
              <text:p text:style-name="P12"><text:span text:style-name="T6">Commerce</text:span></text:p>
            </text:list-item>
            <text:list-item>
              <text:p text:style-name="P12"><text:span text:style-name="T6">Questions structurelles</text:span></text:p>
            </text:list-item>
          </text:list>
          <text:p text:style-name="P6"><text:span text:style-name="T4"><text:line-break/></text:span><text:span text:style-name="T5">Solution :</text:span><text:span text:style-name="T8">L’union des forces est le seul moyen d’atteindre cet objectif.</text:span></text:p>
          <text:p text:style-name="P5"><text:span text:style-name="T8">En effet nous devons unir gouvernements, société civile, milieux scientifique, et universitaire et secteur privé pour atteindre les objectifs du développement durable.</text:span></text:p>
          <text:p text:style-name="P7">Nous devons mobiliser les ressources existantes et des moyens supplémentaires.<text:line-break/></text:p>
        </text:list-item>
        <text:list-item>
          <text:p text:style-name="P12">16.Paix et justice</text:p>
          <text:p text:style-name="P12">Objectif  16: Promouvoir l’avènement de sociétés pacifiques et inclusives aux fins du développement durable, assurer l’accès de tous à la justice et mettre en place, à tous les niveaux, des institutions efficaces, responsables et ouvertes à tous.</text:p>
          <text:p text:style-name="P12"/>
          <text:list>
            <text:list-item>
              <text:p text:style-name="P12">Réduire toutes les formes de violence</text:p>
            </text:list-item>
            <text:list-item>
              <text:p text:style-name="P12">Mettre un terme à la maltraitance</text:p>
            </text:list-item>
            <text:list-item>
              <text:p text:style-name="P12">Donner à tous l’accès à la justice dans des conditions d’égalité</text:p>
            </text:list-item>
            <text:list-item>
              <text:p text:style-name="P12">Réduire les flux financiers illicites</text:p>
            </text:list-item>
            <text:list-item>
              <text:p text:style-name="P12">Réduire la corruption</text:p>
            </text:list-item>
            <text:list-item>
              <text:p text:style-name="P12">Garantir à tous un identité juridique</text:p>
            </text:list-item>
            <text:list-item>
              <text:p text:style-name="P12">Garantir l’accès public à l’information</text:p>
            </text:list-item>
            <text:list-item>
              <text:p text:style-name="P12">Promouvoir des lois et politiques non discriminatoires pour le dev. Durable</text:p>
            </text:list-item>
          </text:list>
        </text:list-item>
      </text:list>
      <text:p text:style-name="P15"><text:tab/></text:p>
      <text:p text:style-name="P15"><text:tab/>Solution : Pour ce faire, il faut que la société civile et les communautés travail ensemble pour lutter contre les points cités au-dessus. La liberté d’exprimer ses opinions doit être garantie. <text:span text:style-name="T11">Les lois et politiques doivent être appliquées sans aucune forme de discrimination.Les différends doivent être résolus au travers de systèmes politiques juridiciaires opérationnels. </text:span></text:p>
      <text:list xml:id="list180043536435282" text:continue-numbering="true" text:style-name="L1">
        <text:list-header>
          <text:p text:style-name="P8"/>
        </text:list-header>
        <text:list-item>
          <text:p text:style-name="P13">1<text:span text:style-name="T11">5. Vie terrestre</text:span></text:p>
        </text:list-item>
      </text:list>
      <text:p text:style-name="P16"><text:tab/><text:span text:style-name="T11">Objectif : Préserver et restaurer les écosystèmes terrestres, en veillant à les exploiter de façon durable, gérer durablement les forêts, lutter contre la désertification, enrayer et inverser le processus de dégradation des sols et mettre fin à l’appauvrissement de la biodiversité</text:span></text:p>
      <text:p text:style-name="P16"/>
      <text:list xml:id="list180041614912113" text:continue-numbering="true" text:style-name="L1">
        <text:list-item>
          <text:list>
            <text:list-item>
              <text:p text:style-name="P17">Garantir la préservation, la restauration et l’exploitation durable des écosystèmes terrestres et d’eau douce.</text:p>
            </text:list-item>
            <text:list-item>
              <text:p text:style-name="P17">Promouvoi la gestion durable de tous les types de forêts.</text:p>
            </text:list-item>
            <text:list-item>
              <text:p text:style-name="P17">Lutter contre la désertification</text:p>
            </text:list-item>
            <text:list-item>
              <text:p text:style-name="P17"><text:soft-page-break/>Assurer la préservation des écosystèmes montagneux</text:p>
            </text:list-item>
            <text:list-item>
              <text:p text:style-name="P17">Urgence sur les mesures énergiques pour réduire la dégradation du milieu naturel</text:p>
            </text:list-item>
            <text:list-item>
              <text:p text:style-name="P17">Lutter contre le trafic d’espèces végétales et animales protégées.</text:p>
            </text:list-item>
            <text:list-item>
              <text:p text:style-name="P18">Mobiliser des ressources financières pour préserver la biodiversité</text:p>
            </text:list-item>
          </text:list>
        </text:list-item>
      </text:list>
      <text:p text:style-name="P19"/>
      <text:p text:style-name="P19"><text:tab/>Solution: Nous pouvons recycler, manger des aliments locaux issus de sources durables, eviter la surconsommation, limiter notre utilistion d’énergie par le biais de systèmes de chauffage et de climatisation efficaces, limiter les activités d’écotourisme pour éviter la partubation de la vie sauvage, gérer es zones protégées et garantir l’implication des communautés locales.</text:p>
      <text:p text:style-name="P19"/>
      <text:p text:style-name="P19"/>
      <text:list xml:id="list180042744709059" text:continue-numbering="true" text:style-name="L1">
        <text:list-header>
          <text:p text:style-name="P9"/>
        </text:list-header>
        <text:list-item>
          <text:p text:style-name="P14">1<text:span text:style-name="T12">4</text:span><text:span text:style-name="T11">. Vie </text:span><text:span text:style-name="T12">aquatique</text:span></text:p>
          <text:p text:style-name="P18">Objectif : Conserver et exploiter de manière durable les océans, les mers et les ressources marines aux fins du développement durable.</text:p>
          <text:p text:style-name="P18"/>
          <text:list>
            <text:list-item>
              <text:p text:style-name="P18">Prévenir et réduire la pollution marine.</text:p>
            </text:list-item>
            <text:list-item>
              <text:p text:style-name="P18">Protéger durablement les écosystèmes marins et côtiers.</text:p>
            </text:list-item>
            <text:list-item>
              <text:p text:style-name="P18">Réduire l’acidification des océans</text:p>
            </text:list-item>
            <text:list-item>
              <text:p text:style-name="P18">Réglementer efficacement la pêche et mettre un terme à la surpêche</text:p>
            </text:list-item>
            <text:list-item>
              <text:p text:style-name="P21">Approfondir les connaissances scientifiques.</text:p>
            </text:list-item>
          </text:list>
        </text:list-item>
      </text:list>
      <text:p text:style-name="P22"/>
      <text:p text:style-name="P22"><text:tab/>Solution: Il faut une coopération internationale accrue pour protéger les habitants vulnerable. Des systèmes complets pour gérer les zones protégés par les gouvernements. Acheter des produits certifiés. Utiliser d’avantage les transports publics <text:s/>pour réduire l’empreinte carbonne. Réduire a néant l’utilisation du plastique et faire des opérations de nettoyage de plages. Sensibiliser nos prôches</text:p>
      <text:p text:style-name="P22"/>
      <text:p text:style-name="P20"/>
      <text:list xml:id="list180043385607164" text:continue-numbering="true" text:style-name="L1">
        <text:list-header>
          <text:p text:style-name="P10"/>
        </text:list-header>
        <text:list-item>
          <text:p text:style-name="P11"><text:span text:style-name="T10">1</text:span><text:span text:style-name="T12">4</text:span><text:span text:style-name="T11">. </text:span><text:span text:style-name="T13">Lutte contre les changements climatiques</text:span></text:p>
          <text:p text:style-name="P21">Objectif : Prendre d’urgence des mesures pour lutter contre les changements climatiques et leurs répercussions</text:p>
          <text:p text:style-name="P21"/>
          <text:list>
            <text:list-item>
              <text:p text:style-name="P21">Renforcer les capacités d’adaptation face aux aléas climatiques et catastrophes naturelles.</text:p>
            </text:list-item>
            <text:list-item>
              <text:p text:style-name="P21">Incorporer des mesurer relatives aux changements climatiques dans la politique</text:p>
            </text:list-item>
            <text:list-item>
              <text:p text:style-name="P21">Améliorer l’éducation</text:p>
            </text:list-item>
            <text:list-item>
              <text:p text:style-name="P23">Promouvoir des mécanismes de renforcement des capacités.</text:p>
            </text:list-item>
          </text:list>
        </text:list-item>
      </text:list>
      <text:p text:style-name="P24"/>
      <text:p text:style-name="P24"><text:tab/>Solution : Les entreprises peuvent s’engager à décarboniser leurs activités et chaînes d’approvisionnement.</text:p>
      <text:p text:style-name="P22"/>
      <text:p text:style-name="P22"/>
      <text:p text:style-name="P2">2ème partie : Problématique de la synthèse.</text:p>
      <text:p text:style-name="P2"/>
      <text:p text:style-name="P2">3ème partie : Guide d’entreti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2:14:53.776882132</meta:creation-date>
    <dc:date>2021-10-04T18:00:41.531966228</dc:date>
    <meta:editing-duration>P1DT22M21S</meta:editing-duration>
    <meta:editing-cycles>3</meta:editing-cycles>
    <meta:generator>LibreOffice/6.4.7.2$Linux_X86_64 LibreOffice_project/40$Build-2</meta:generator>
    <meta:document-statistic meta:table-count="0" meta:image-count="0" meta:object-count="0" meta:page-count="2" meta:paragraph-count="58" meta:word-count="645" meta:character-count="4311" meta:non-whitespace-character-count="3751"/>
  </office:meta>
</office:document-meta>
</file>